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60aa55" officeooo:paragraph-rsid="09b0119b" style:font-weight-asian="bold" style:font-weight-complex="bold"/>
    </style:style>
    <style:style style:name="P3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4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5" style:family="paragraph" style:parent-style-name="Standard">
      <style:text-properties fo:font-weight="bold" officeooo:rsid="0b544eed" officeooo:paragraph-rsid="0d98c54d" style:font-weight-asian="bold" style:font-weight-complex="bold"/>
    </style:style>
    <style:style style:name="P6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7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8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9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10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11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6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9pt" fo:font-weight="normal" officeooo:rsid="0716bceb" officeooo:paragraph-rsid="0715378a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9pt" fo:font-weight="normal" officeooo:rsid="0718ac09" officeooo:paragraph-rsid="0718ac09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9pt" fo:font-weight="normal" officeooo:rsid="0a7b813d" officeooo:paragraph-rsid="071c4ff5" style:font-size-asian="9pt" style:font-weight-asian="normal" style:font-size-complex="9pt" style:font-weight-complex="normal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normal" officeooo:rsid="0746e18f" officeooo:paragraph-rsid="0801761c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Sans-serif" fo:font-size="9pt" fo:font-weight="normal" officeooo:rsid="007d3e1c" officeooo:paragraph-rsid="07113b38" style:font-size-asian="9pt" style:font-weight-asian="normal" style:font-size-complex="9pt" style:font-weight-complex="normal"/>
    </style:style>
    <style:style style:name="P23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726151c" style:font-size-asian="9pt" style:font-weight-asian="bold" style:font-size-complex="9pt" style:font-weight-complex="bold"/>
    </style:style>
    <style:style style:name="P2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2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27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30" style:family="paragraph" style:parent-style-name="Standard">
      <style:text-properties style:font-name="Sans-serif" fo:font-size="9pt" fo:font-style="normal" fo:font-weight="normal" officeooo:rsid="09640913" officeooo:paragraph-rsid="0964a1bc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2be28" officeooo:paragraph-rsid="0715378a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34" style:family="paragraph" style:parent-style-name="Standard">
      <style:text-properties style:font-name="Sans-serif" fo:font-weight="normal" officeooo:rsid="06ee4788" officeooo:paragraph-rsid="06dff1f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82cb2fe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38" style:family="paragraph" style:parent-style-name="Standard">
      <style:text-properties style:font-name="Sans-serif" officeooo:paragraph-rsid="0ba2cc3c"/>
    </style:style>
    <style:style style:name="P39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41" style:family="paragraph" style:parent-style-name="Standard">
      <style:text-properties officeooo:rsid="0b30f79e" officeooo:paragraph-rsid="0b30f79e"/>
    </style:style>
    <style:style style:name="P42" style:family="paragraph" style:parent-style-name="Standard">
      <style:text-properties officeooo:paragraph-rsid="0b6590ba"/>
    </style:style>
    <style:style style:name="P43" style:family="paragraph" style:parent-style-name="Standard">
      <style:text-properties style:text-underline-style="none" fo:font-weight="bold" officeooo:rsid="0e4a1636" officeooo:paragraph-rsid="0e9185dc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normal" officeooo:rsid="09606d16" officeooo:paragraph-rsid="09606d16" style:font-size-asian="9pt" style:font-weight-asian="normal" style:font-size-complex="9pt" style:font-weight-complex="normal"/>
    </style:style>
    <style:style style:name="P4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9606d16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97a15a6" officeooo:paragraph-rsid="0e36b6aa" style:font-weight-asian="bold" style:font-weight-complex="bold"/>
    </style:style>
    <style:style style:name="P5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51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52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53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54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55" style:family="paragraph" style:parent-style-name="Standard">
      <style:text-properties fo:font-weight="normal" officeooo:rsid="0a6221d7" officeooo:paragraph-rsid="0a54af44" style:font-weight-asian="normal" style:font-weight-complex="normal"/>
    </style:style>
    <style:style style:name="P56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a9fb857" officeooo:paragraph-rsid="0a8a7eca" style:font-size-asian="9pt" style:font-style-asian="normal" style:font-weight-asian="normal" style:font-size-complex="9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b33d1a9" officeooo:paragraph-rsid="0b33d1a9" style:font-size-asian="9pt" style:font-style-asian="normal" style:font-weight-asian="normal" style:font-size-complex="9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3708ab" officeooo:paragraph-rsid="0d2bef55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dcb3091" officeooo:paragraph-rsid="0dcb3091" style:font-size-asian="9pt" style:font-style-asian="normal" style:font-weight-asian="normal" style:font-size-complex="9pt" style:font-style-complex="normal" style:font-weight-complex="normal"/>
    </style:style>
    <style:style style:name="P61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2" style:family="paragraph" style:parent-style-name="Standard">
      <style:text-properties style:font-name="Sans-serif" fo:font-size="9pt" fo:font-style="normal" fo:font-weight="normal" officeooo:rsid="0bcf9c69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3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7113b38" style:font-size-asian="9pt" style:font-style-asian="normal" style:font-weight-asian="normal" style:font-size-complex="9pt" style:font-style-complex="normal" style:font-weight-complex="normal"/>
    </style:style>
    <style:style style:name="P64" style:family="paragraph" style:parent-style-name="Standard">
      <loext:graphic-properties draw:fill="none"/>
      <style:paragraph-properties fo:background-color="transparent"/>
      <style:text-properties style:font-name="Sans-serif" fo:font-size="9pt" fo:font-style="normal" fo:font-weight="normal" officeooo:rsid="0716bceb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65" style:family="paragraph" style:parent-style-name="Standard">
      <style:text-properties style:font-name="Sans-serif" fo:font-size="9pt" fo:font-style="normal" fo:font-weight="normal" officeooo:rsid="0d897171" officeooo:paragraph-rsid="0c3f6cf8" style:font-size-asian="9pt" style:font-style-asian="normal" style:font-weight-asian="normal" style:font-size-complex="9pt" style:font-style-complex="normal" style:font-weight-complex="normal"/>
    </style:style>
    <style:style style:name="P66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67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68" style:family="paragraph" style:parent-style-name="Standard">
      <style:text-properties style:font-name="Sans-serif" fo:font-size="9pt" fo:font-style="normal" fo:font-weight="bold" officeooo:rsid="09640913" officeooo:paragraph-rsid="0b295c8d" style:font-size-asian="9pt" style:font-style-asian="normal" style:font-weight-asian="bold" style:font-size-complex="9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Sans-serif" fo:font-size="9pt" fo:font-style="normal" fo:font-weight="bold" officeooo:rsid="0716bceb" officeooo:paragraph-rsid="0b3ed9b1" style:font-size-asian="9pt" style:font-style-asian="normal" style:font-weight-asian="bold" style:font-size-complex="9pt" style:font-style-complex="normal" style:font-weight-complex="bold"/>
    </style:style>
    <style:style style:name="P70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71" style:family="paragraph" style:parent-style-name="Standard">
      <style:text-properties style:font-name="Sans-serif" fo:font-size="9pt" fo:font-style="normal" style:text-underline-style="none" fo:font-weight="normal" officeooo:rsid="0e49a330" officeooo:paragraph-rsid="0e47031d" style:font-size-asian="9pt" style:font-style-asian="normal" style:font-weight-asian="normal" style:font-size-complex="9pt" style:font-style-complex="normal" style:font-weight-complex="normal"/>
    </style:style>
    <style:style style:name="P72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73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a6221d7" officeooo:paragraph-rsid="0d98c54d" style:font-size-asian="9pt" style:font-style-asian="normal" style:font-weight-asian="normal" style:font-size-complex="9pt" style:font-style-complex="normal" style:font-weight-complex="normal"/>
    </style:style>
    <style:style style:name="P7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7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76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77" style:family="paragraph" style:parent-style-name="Standard">
      <style:text-properties style:font-name="Sans-serif" fo:font-weight="bold" officeooo:rsid="09670ddb" officeooo:paragraph-rsid="0ec8093c" style:font-weight-asian="bold" style:font-weight-complex="bold"/>
    </style:style>
    <style:style style:name="P78" style:family="paragraph" style:parent-style-name="Standard">
      <style:text-properties style:font-name="Sans-serif" officeooo:paragraph-rsid="0ec90f55"/>
    </style:style>
    <style:style style:name="P79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81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82" style:family="paragraph" style:parent-style-name="Standard">
      <style:text-properties style:text-underline-style="none" officeooo:rsid="0f0c56b4" officeooo:paragraph-rsid="0f0c56b4"/>
    </style:style>
    <style:style style:name="P83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84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85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86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87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88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89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90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9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9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9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9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9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9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97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2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103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104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105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106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7" style:family="paragraph" style:parent-style-name="Heading_20_1">
      <style:text-properties officeooo:paragraph-rsid="0cf126e4"/>
    </style:style>
    <style:style style:name="P10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8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97a15a6" style:font-style-asian="italic" style:font-style-complex="italic"/>
    </style:style>
    <style:style style:name="T90" style:family="text">
      <style:text-properties fo:font-style="italic" officeooo:rsid="0b8ddee7" style:font-style-asian="italic" style:font-style-complex="italic"/>
    </style:style>
    <style:style style:name="T91" style:family="text">
      <style:text-properties fo:font-style="italic" officeooo:rsid="0716bceb" style:font-style-asian="italic" style:font-style-complex="italic"/>
    </style:style>
    <style:style style:name="T92" style:family="text">
      <style:text-properties fo:font-style="italic" officeooo:rsid="09204535" style:font-style-asian="italic" style:font-style-complex="italic"/>
    </style:style>
    <style:style style:name="T93" style:family="text">
      <style:text-properties fo:font-style="italic" officeooo:rsid="083c8ada" style:font-style-asian="italic" style:font-style-complex="italic"/>
    </style:style>
    <style:style style:name="T94" style:family="text">
      <style:text-properties fo:font-style="italic" officeooo:rsid="0ce6ed8d" style:font-style-asian="italic" style:font-style-complex="italic"/>
    </style:style>
    <style:style style:name="T95" style:family="text">
      <style:text-properties fo:font-style="italic" officeooo:rsid="08388490" style:font-style-asian="italic" style:font-style-complex="italic"/>
    </style:style>
    <style:style style:name="T96" style:family="text">
      <style:text-properties fo:font-style="normal" style:font-style-asian="normal" style:font-style-complex="normal"/>
    </style:style>
    <style:style style:name="T97" style:family="text">
      <style:text-properties fo:font-style="normal" officeooo:rsid="0716bceb" style:font-style-asian="normal" style:font-style-complex="normal"/>
    </style:style>
    <style:style style:name="T98" style:family="text">
      <style:text-properties fo:font-style="normal" officeooo:rsid="0b3d8491" style:font-style-asian="normal" style:font-style-complex="normal"/>
    </style:style>
    <style:style style:name="T99" style:family="text">
      <style:text-properties fo:font-style="normal" officeooo:rsid="071c4ff5" style:font-style-asian="normal" style:font-style-complex="normal"/>
    </style:style>
    <style:style style:name="T10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officeooo:rsid="0c5924ef" style:font-style-asian="normal" style:font-style-complex="normal"/>
    </style:style>
    <style:style style:name="T141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2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3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4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45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46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47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48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49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0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1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2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bold" officeooo:rsid="09670ddb" style:font-size-asian="9pt" style:font-style-asian="normal" style:font-weight-asian="bold" style:font-size-complex="9pt" style:font-style-complex="normal" style:font-weight-complex="bold"/>
    </style:style>
    <style:style style:name="T193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4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5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196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197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198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eb6a5d8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17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19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0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1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2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23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24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25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26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officeooo:rsid="06f66ded" style:font-size-asian="9pt" style:font-size-complex="9pt"/>
    </style:style>
    <style:style style:name="T241" style:family="text">
      <style:text-properties style:font-name="Sans-serif" fo:font-weight="normal" style:font-weight-asian="normal" style:font-weight-complex="normal"/>
    </style:style>
    <style:style style:name="T242" style:family="text">
      <style:text-properties style:font-name="Sans-serif" fo:font-weight="normal" officeooo:rsid="0b333eeb" style:font-weight-asian="normal" style:font-weight-complex="normal"/>
    </style:style>
    <style:style style:name="T243" style:family="text">
      <style:text-properties style:font-name="Sans-serif" fo:font-weight="normal" officeooo:rsid="0b4889e8" style:font-weight-asian="normal" style:font-weight-complex="normal"/>
    </style:style>
    <style:style style:name="T244" style:family="text">
      <style:text-properties style:font-name="Sans-serif" fo:font-weight="normal" officeooo:rsid="0e2ab47c" style:font-weight-asian="normal" style:font-weight-complex="normal"/>
    </style:style>
    <style:style style:name="T245" style:family="text">
      <style:text-properties style:font-name="Sans-serif" fo:font-weight="normal" officeooo:rsid="0f0eb6c9" style:font-weight-asian="normal" style:font-weight-complex="normal"/>
    </style:style>
    <style:style style:name="T246" style:family="text">
      <style:text-properties style:font-name="Sans-serif" fo:font-weight="normal" officeooo:rsid="0f133107" style:font-weight-asian="normal" style:font-weight-complex="normal"/>
    </style:style>
    <style:style style:name="T247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48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49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0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51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52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53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54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55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56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57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63" style:family="text">
      <style:text-properties fo:font-size="9pt" style:font-size-asian="9pt" style:font-size-complex="9pt"/>
    </style:style>
    <style:style style:name="T264" style:family="text">
      <style:text-properties fo:font-size="9pt" officeooo:rsid="0716bceb" style:font-size-asian="9pt" style:font-size-complex="9pt"/>
    </style:style>
    <style:style style:name="T265" style:family="text">
      <style:text-properties fo:font-size="9pt" officeooo:rsid="071b3c17" style:font-size-asian="9pt" style:font-size-complex="9pt"/>
    </style:style>
    <style:style style:name="T266" style:family="text">
      <style:text-properties fo:font-size="9pt" officeooo:rsid="071c4ff5" style:font-size-asian="9pt" style:font-size-complex="9pt"/>
    </style:style>
    <style:style style:name="T267" style:family="text">
      <style:text-properties fo:font-size="9pt" officeooo:rsid="082e99d0" style:font-size-asian="9pt" style:font-size-complex="9pt"/>
    </style:style>
    <style:style style:name="T268" style:family="text">
      <style:text-properties fo:font-size="9pt" officeooo:rsid="0b49f672" style:font-size-asian="9pt" style:font-size-complex="9pt"/>
    </style:style>
    <style:style style:name="T269" style:family="text">
      <style:text-properties fo:font-size="9pt" officeooo:rsid="0b4a29b0" style:font-size-asian="9pt" style:font-size-complex="9pt"/>
    </style:style>
    <style:style style:name="T270" style:family="text">
      <style:text-properties fo:font-size="9pt" officeooo:rsid="0b4b9307" style:font-size-asian="9pt" style:font-size-complex="9pt"/>
    </style:style>
    <style:style style:name="T271" style:family="text">
      <style:text-properties fo:font-size="9pt" officeooo:rsid="0bc7b627" style:font-size-asian="9pt" style:font-size-complex="9pt"/>
    </style:style>
    <style:style style:name="T272" style:family="text">
      <style:text-properties fo:font-size="9pt" officeooo:rsid="0bc8963e" style:font-size-asian="9pt" style:font-size-complex="9pt"/>
    </style:style>
    <style:style style:name="T273" style:family="text">
      <style:text-properties fo:font-size="9pt" officeooo:rsid="0c1acaa6" style:font-size-asian="9pt" style:font-size-complex="9pt"/>
    </style:style>
    <style:style style:name="T274" style:family="text">
      <style:text-properties fo:font-size="9pt" officeooo:rsid="0c1c85fc" style:font-size-asian="9pt" style:font-size-complex="9pt"/>
    </style:style>
    <style:style style:name="T275" style:family="text">
      <style:text-properties fo:font-size="9pt" officeooo:rsid="0c1e2077" style:font-size-asian="9pt" style:font-size-complex="9pt"/>
    </style:style>
    <style:style style:name="T276" style:family="text">
      <style:text-properties fo:font-size="9pt" officeooo:rsid="0c204544" style:font-size-asian="9pt" style:font-size-complex="9pt"/>
    </style:style>
    <style:style style:name="T277" style:family="text">
      <style:text-properties fo:font-size="9pt" officeooo:rsid="0c2f6408" style:font-size-asian="9pt" style:font-size-complex="9pt"/>
    </style:style>
    <style:style style:name="T278" style:family="text">
      <style:text-properties fo:font-size="9pt" officeooo:rsid="0c32285a" style:font-size-asian="9pt" style:font-size-complex="9pt"/>
    </style:style>
    <style:style style:name="T279" style:family="text">
      <style:text-properties fo:font-size="9pt" officeooo:rsid="0c324e02" style:font-size-asian="9pt" style:font-size-complex="9pt"/>
    </style:style>
    <style:style style:name="T280" style:family="text">
      <style:text-properties fo:font-size="9pt" officeooo:rsid="0c360eea" style:font-size-asian="9pt" style:font-size-complex="9pt"/>
    </style:style>
    <style:style style:name="T281" style:family="text">
      <style:text-properties fo:font-size="9pt" officeooo:rsid="0c8ed370" style:font-size-asian="9pt" style:font-size-complex="9pt"/>
    </style:style>
    <style:style style:name="T282" style:family="text">
      <style:text-properties fo:font-size="9pt" officeooo:rsid="0c922193" style:font-size-asian="9pt" style:font-size-complex="9pt"/>
    </style:style>
    <style:style style:name="T283" style:family="text">
      <style:text-properties fo:font-size="9pt" officeooo:rsid="0c96c4d2" style:font-size-asian="9pt" style:font-size-complex="9pt"/>
    </style:style>
    <style:style style:name="T284" style:family="text">
      <style:text-properties fo:font-size="9pt" officeooo:rsid="0c9ce444" style:font-size-asian="9pt" style:font-size-complex="9pt"/>
    </style:style>
    <style:style style:name="T285" style:family="text">
      <style:text-properties fo:font-size="9pt" officeooo:rsid="0c9de0a2" style:font-size-asian="9pt" style:font-size-complex="9pt"/>
    </style:style>
    <style:style style:name="T286" style:family="text">
      <style:text-properties fo:font-size="9pt" officeooo:rsid="0ca18802" style:font-size-asian="9pt" style:font-size-complex="9pt"/>
    </style:style>
    <style:style style:name="T287" style:family="text">
      <style:text-properties fo:font-size="9pt" officeooo:rsid="0d35e816" style:font-size-asian="9pt" style:font-size-complex="9pt"/>
    </style:style>
    <style:style style:name="T288" style:family="text">
      <style:text-properties fo:font-size="9pt" officeooo:rsid="0d7023ee" style:font-size-asian="9pt" style:font-size-complex="9pt"/>
    </style:style>
    <style:style style:name="T289" style:family="text">
      <style:text-properties fo:font-size="9pt" officeooo:rsid="0dcd2eca" style:font-size-asian="9pt" style:font-size-complex="9pt"/>
    </style:style>
    <style:style style:name="T290" style:family="text">
      <style:text-properties fo:font-size="9pt" officeooo:rsid="0dd22b58" style:font-size-asian="9pt" style:font-size-complex="9pt"/>
    </style:style>
    <style:style style:name="T291" style:family="text">
      <style:text-properties fo:font-size="9pt" officeooo:rsid="0ec02a5a" style:font-size-asian="9pt" style:font-size-complex="9pt"/>
    </style:style>
    <style:style style:name="T292" style:family="text">
      <style:text-properties fo:font-size="9pt" officeooo:rsid="0ee933e9" style:font-size-asian="9pt" style:font-size-complex="9pt"/>
    </style:style>
    <style:style style:name="T293" style:family="text">
      <style:text-properties fo:font-size="9pt" officeooo:rsid="0eea3487" style:font-size-asian="9pt" style:font-size-complex="9pt"/>
    </style:style>
    <style:style style:name="T294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style:font-size-asian="9pt" style:font-style-asian="normal" style:font-size-complex="9pt" style:font-style-complex="normal"/>
    </style:style>
    <style:style style:name="T361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2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3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4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65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c324e02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c32b44f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c349431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814655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6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7" style:family="text">
      <style:text-properties fo:font-size="9pt" fo:font-weight="bold" style:font-size-asian="9pt" style:font-weight-asian="bold" style:font-size-complex="9pt" style:font-weight-complex="bold"/>
    </style:style>
    <style:style style:name="T378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5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6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87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88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0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1" style:family="text">
      <style:text-properties fo:font-size="9pt" style:text-underline-style="solid" style:text-underline-width="auto" style:text-underline-color="font-color" officeooo:rsid="0c360eea" style:font-size-asian="9pt" style:font-size-complex="9pt"/>
    </style:style>
    <style:style style:name="T392" style:family="text">
      <style:text-properties officeooo:rsid="0716bceb"/>
    </style:style>
    <style:style style:name="T393" style:family="text">
      <style:text-properties officeooo:rsid="08388490"/>
    </style:style>
    <style:style style:name="T394" style:family="text">
      <style:text-properties officeooo:rsid="09fc0454"/>
    </style:style>
    <style:style style:name="T395" style:family="text">
      <style:text-properties style:text-underline-style="none" fo:font-weight="normal" style:font-weight-asian="normal" style:font-weight-complex="normal"/>
    </style:style>
    <style:style style:name="T396" style:family="text">
      <style:text-properties style:text-underline-style="none" fo:font-weight="normal" officeooo:rsid="0b566c66" style:font-weight-asian="normal" style:font-weight-complex="normal"/>
    </style:style>
    <style:style style:name="T397" style:family="text">
      <style:text-properties style:text-underline-style="none" fo:font-weight="normal" officeooo:rsid="0b56a798" style:font-weight-asian="normal" style:font-weight-complex="normal"/>
    </style:style>
    <style:style style:name="T398" style:family="text">
      <style:text-properties style:text-underline-style="none" fo:font-weight="normal" officeooo:rsid="0b56ffad" style:font-weight-asian="normal" style:font-weight-complex="normal"/>
    </style:style>
    <style:style style:name="T399" style:family="text">
      <style:text-properties style:text-underline-style="none" fo:font-weight="normal" officeooo:rsid="0b5ae17c" style:font-weight-asian="normal" style:font-weight-complex="normal"/>
    </style:style>
    <style:style style:name="T400" style:family="text">
      <style:text-properties style:text-underline-style="none" fo:font-weight="normal" officeooo:rsid="0b5b43a8" style:font-weight-asian="normal" style:font-weight-complex="normal"/>
    </style:style>
    <style:style style:name="T401" style:family="text">
      <style:text-properties style:text-underline-style="none" fo:font-weight="normal" officeooo:rsid="0b5d4797" style:font-weight-asian="normal" style:font-weight-complex="normal"/>
    </style:style>
    <style:style style:name="T402" style:family="text">
      <style:text-properties style:text-underline-style="none" fo:font-weight="normal" officeooo:rsid="0b6073ba" style:font-weight-asian="normal" style:font-weight-complex="normal"/>
    </style:style>
    <style:style style:name="T403" style:family="text">
      <style:text-properties style:text-underline-style="none" fo:font-weight="normal" officeooo:rsid="0b61dc80" style:font-weight-asian="normal" style:font-weight-complex="normal"/>
    </style:style>
    <style:style style:name="T404" style:family="text">
      <style:text-properties style:text-underline-style="none" fo:font-weight="normal" officeooo:rsid="0b69438f" style:font-weight-asian="normal" style:font-weight-complex="normal"/>
    </style:style>
    <style:style style:name="T405" style:family="text">
      <style:text-properties style:text-underline-style="none" fo:font-weight="normal" officeooo:rsid="0b69ea75" style:font-weight-asian="normal" style:font-weight-complex="normal"/>
    </style:style>
    <style:style style:name="T406" style:family="text">
      <style:text-properties style:text-underline-style="none" fo:font-weight="normal" officeooo:rsid="0b6d0886" style:font-weight-asian="normal" style:font-weight-complex="normal"/>
    </style:style>
    <style:style style:name="T407" style:family="text">
      <style:text-properties style:text-underline-style="none" fo:font-weight="normal" officeooo:rsid="0b81b1cf" style:font-weight-asian="normal" style:font-weight-complex="normal"/>
    </style:style>
    <style:style style:name="T408" style:family="text">
      <style:text-properties style:text-underline-style="none" fo:font-weight="normal" officeooo:rsid="0b86463d" style:font-weight-asian="normal" style:font-weight-complex="normal"/>
    </style:style>
    <style:style style:name="T409" style:family="text">
      <style:text-properties style:text-underline-style="none" fo:font-weight="normal" officeooo:rsid="0b8ab976" style:font-weight-asian="normal" style:font-weight-complex="normal"/>
    </style:style>
    <style:style style:name="T410" style:family="text">
      <style:text-properties style:text-underline-style="none" fo:font-weight="normal" officeooo:rsid="0b8c78ef" style:font-weight-asian="normal" style:font-weight-complex="normal"/>
    </style:style>
    <style:style style:name="T411" style:family="text">
      <style:text-properties style:text-underline-style="none" fo:font-weight="normal" officeooo:rsid="0c5924ef" style:font-weight-asian="normal" style:font-weight-complex="normal"/>
    </style:style>
    <style:style style:name="T412" style:family="text">
      <style:text-properties style:text-underline-style="none" fo:font-weight="normal" officeooo:rsid="0c65a08e" style:font-weight-asian="normal" style:font-weight-complex="normal"/>
    </style:style>
    <style:style style:name="T413" style:family="text">
      <style:text-properties style:text-underline-style="none" fo:font-weight="normal" officeooo:rsid="0c67322e" style:font-weight-asian="normal" style:font-weight-complex="normal"/>
    </style:style>
    <style:style style:name="T414" style:family="text">
      <style:text-properties style:text-underline-style="none" fo:font-weight="normal" officeooo:rsid="0da53b82" style:font-weight-asian="normal" style:font-weight-complex="normal"/>
    </style:style>
    <style:style style:name="T415" style:family="text">
      <style:text-properties style:text-underline-style="none" fo:font-weight="normal" officeooo:rsid="0da86884" style:font-weight-asian="normal" style:font-weight-complex="normal"/>
    </style:style>
    <style:style style:name="T416" style:family="text">
      <style:text-properties style:text-underline-style="none" fo:font-weight="normal" officeooo:rsid="0daa2847" style:font-weight-asian="normal" style:font-weight-complex="normal"/>
    </style:style>
    <style:style style:name="T417" style:family="text">
      <style:text-properties style:text-underline-style="none" fo:font-weight="normal" officeooo:rsid="0daa4576" style:font-weight-asian="normal" style:font-weight-complex="normal"/>
    </style:style>
    <style:style style:name="T418" style:family="text">
      <style:text-properties style:text-underline-style="none" fo:font-weight="normal" officeooo:rsid="0dad4e6d" style:font-weight-asian="normal" style:font-weight-complex="normal"/>
    </style:style>
    <style:style style:name="T419" style:family="text">
      <style:text-properties style:text-underline-style="none" fo:font-weight="normal" officeooo:rsid="0daf2072" style:font-weight-asian="normal" style:font-weight-complex="normal"/>
    </style:style>
    <style:style style:name="T420" style:family="text">
      <style:text-properties style:text-underline-style="none" fo:font-weight="normal" officeooo:rsid="0db0f4c8" style:font-weight-asian="normal" style:font-weight-complex="normal"/>
    </style:style>
    <style:style style:name="T421" style:family="text">
      <style:text-properties style:text-underline-style="none" fo:font-weight="normal" officeooo:rsid="0db17989" style:font-weight-asian="normal" style:font-weight-complex="normal"/>
    </style:style>
    <style:style style:name="T422" style:family="text">
      <style:text-properties style:text-underline-style="none" fo:font-weight="normal" officeooo:rsid="0db3b9db" style:font-weight-asian="normal" style:font-weight-complex="normal"/>
    </style:style>
    <style:style style:name="T423" style:family="text">
      <style:text-properties style:text-underline-style="none" fo:font-weight="normal" officeooo:rsid="0db54d3a" style:font-weight-asian="normal" style:font-weight-complex="normal"/>
    </style:style>
    <style:style style:name="T424" style:family="text">
      <style:text-properties style:text-underline-style="none" fo:font-weight="normal" officeooo:rsid="0ea25c6b" style:font-weight-asian="normal" style:font-weight-complex="normal"/>
    </style:style>
    <style:style style:name="T425" style:family="text">
      <style:text-properties officeooo:rsid="0b8ddee7"/>
    </style:style>
    <style:style style:name="T426" style:family="text">
      <style:text-properties officeooo:rsid="0d09e420"/>
    </style:style>
    <style:style style:name="T427" style:family="text">
      <style:text-properties officeooo:rsid="0dd83591"/>
    </style:style>
    <style:style style:name="T428" style:family="text">
      <style:text-properties officeooo:rsid="0eec9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241">You’re a PC. You and your </text:span><text:span text:style-name="T243">comrades</text:span><text:span text:style-name="T241"> are literally the center of the entire universe. </text:span><text:span text:style-name="T244">This playbook includes what you need to define yourself and drive the story.</text:span></text:p>
      <text:p text:style-name="P41"/>
      <text:p text:style-name="P82"><text:span text:style-name="T242">T</text:span><text:span text:style-name="T241">he last two pages of your playbook </text:span><text:span text:style-name="T245">cover the base rules of the game. </text:span><text:span text:style-name="T246">They’re dense, s</text:span><text:span text:style-name="T245">o need to memorize, but if you want to know what’s what, that’s where.</text:span></text:p>
      <text:h text:style-name="Heading_20_1" text:outline-level="1">Resources</text:h>
      <text:p text:style-name="P89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3">⌞</text:span><text:span text:style-name="T86">Think for the camera</text:span><text:span text:style-name="T83">⌝</text:span><text:span text:style-name="T21">. </text:span><text:span text:style-name="T22">You can change or refine this as you play.</text:span></text:p>
      <text:p text:style-name="P52"/>
      <text:p text:style-name="P52"/>
      <text:p text:style-name="P52"/>
      <text:p text:style-name="P52"/>
      <text:p text:style-name="P52"/>
      <text:p text:style-name="P52"/>
      <text:p text:style-name="P2"/>
      <text:p text:style-name="P7">Drives ►<text:span text:style-name="T4"> What do you 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53"/>
      <text:p text:style-name="P56">1.</text:p>
      <text:p text:style-name="P56"/>
      <text:p text:style-name="P42"><text:span text:style-name="T159">2</text:span><text:span text:style-name="T158">.</text:span></text:p>
      <text:p text:style-name="P2"/>
      <text:p text:style-name="P8"><text:span text:style-name="T427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2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</text:span></text:p>
      <text:p text:style-name="P54"/>
      <text:p text:style-name="P54"/>
      <text:p text:style-name="P83"><text:span text:style-name="T394">Health</text:span> ►<text:span text:style-name="T4"> </text:span><text:span text:style-name="T8">Health </text:span><text:span text:style-name="T9">abstractly </text:span><text:span text:style-name="T100">represents </text:span><text:span text:style-name="T103">the integrity and functionality </text:span><text:span text:style-name="T108">o</text:span><text:span text:style-name="T103">f your body, </text:span><text:span text:style-name="T107">mind, </text:span><text:span text:style-name="T109">and spirit</text:span><text:span text:style-name="T100">. </text:span><text:span text:style-name="T4">When you’re weakened or injured, you </text:span><text:span text:style-name="T189">⌞</text:span><text:span text:style-name="T83">take harm⌝</text:span><text:span text:style-name="T100">, </text:span><text:span text:style-name="T106">which might cause you to lose health</text:span><text:span text:style-name="T100">. </text:span><text:span text:style-name="T102"><text:s/></text:span><text:span text:style-name="T104">W</text:span><text:span text:style-name="T100">hen you </text:span><text:span text:style-name="T104">erase</text:span><text:span text:style-name="T100"> your last </text:span><text:span text:style-name="T105">health</text:span><text:span text:style-name="T100">, </text:span><text:span text:style-name="T189">⌞</text:span><text:span text:style-name="T83">you die⌝</text:span><text:span text:style-name="T100">.</text:span></text:p>
      <text:p text:style-name="P39"/>
      <text:p text:style-name="P16"><text:span text:style-name="T296">● </text:span><text:span text:style-name="T298">1. </text:span><text:span text:style-name="T297">▢ ▢ ▢ <text:s/></text:span><text:span text:style-name="T299">(Human)</text:span></text:p>
      <text:p text:style-name="P10"><text:span text:style-name="T296">△ </text:span><text:span text:style-name="T299">2. </text:span><text:span text:style-name="T297">▢ ▢ ▢ <text:s/></text:span><text:span text:style-name="T299">(Superhuman)</text:span></text:p>
      <text:p text:style-name="P11"><text:span text:style-name="T296">△ </text:span><text:span text:style-name="T300">3</text:span><text:span text:style-name="T299">. </text:span><text:span text:style-name="T297">▢ ▢ ▢ <text:s/></text:span><text:span text:style-name="T299">(</text:span><text:span text:style-name="T300">Boss-tier</text:span><text:span text:style-name="T299">)</text:span></text:p>
      <text:p text:style-name="P30"/>
      <text:p text:style-name="P76"><text:span text:style-name="T361">R</text:span><text:span text:style-name="T360">esist </text:span><text:span text:style-name="T297">▢ ▢ </text:span><text:span text:style-name="T360">► </text:span><text:span text:style-name="T294">When you </text:span><text:span text:style-name="T301">make a roll and </text:span><text:span text:style-name="T294">don’t like the complications the GM </text:span><text:span text:style-name="T301">describes</text:span><text:span text:style-name="T295">, </text:span><text:span text:style-name="T294">you can </text:span><text:span text:style-name="T357">⌞</text:span><text:span text:style-name="T385">resist consequences</text:span><text:span text:style-name="T297">⌝</text:span><text:span text:style-name="T294">.</text:span></text:p>
      <text:p text:style-name="P68"/>
      <text:p text:style-name="P77"><text:span text:style-name="T364">XP</text:span><text:span text:style-name="T192"> </text:span><text:span text:style-name="T157">▢ ▢ ▢ </text:span><text:span text:style-name="T297">▢ ▢ ▢ ▢ ▢ </text:span><text:span text:style-name="T365">►</text:span><text:span text:style-name="T297"> </text:span><text:span text:style-name="T305">You get XP </text:span><text:span text:style-name="T349">mostly for good </text:span><text:span text:style-name="T352">storytelling</text:span><text:span text:style-name="T349">.</text:span><text:span text:style-name="T305"> </text:span><text:span text:style-name="T304">When you fill your last XP, </text:span><text:span text:style-name="T357">⌞</text:span><text:span text:style-name="T386">level up⌝</text:span><text:span text:style-name="T350">.</text:span></text:p>
      <text:h text:style-name="Heading_20_1" text:outline-level="1">Aptitudes</text:h>
      <text:p text:style-name="P36"><text:span text:style-name="T263">These are </text:span><text:span text:style-name="T268">exciting </text:span><text:span text:style-name="T270">things</text:span><text:span text:style-name="T269"> </text:span><text:span text:style-name="T263">that </text:span><text:span text:style-name="T267">many</text:span><text:span text:style-name="T263"> could learn to do, </text:span><text:span text:style-name="T274">although they hardly cover the </text:span><text:span text:style-name="T275">true </text:span><text:span text:style-name="T274">gamut of experience</text:span><text:span text:style-name="T263">. <text:s/></text:span><text:span text:style-name="T284">They’re </text:span><text:span text:style-name="T271">intentionally broad. </text:span><text:span text:style-name="T391">If</text:span><text:span text:style-name="T280"> you </text:span><text:span text:style-name="T286">want</text:span><text:span text:style-name="T280">, y</text:span><text:span text:style-name="T272">ou </text:span><text:span text:style-name="T285">can</text:span><text:span text:style-name="T272"> </text:span><text:span text:style-name="T278">informally</text:span><text:span text:style-name="T272"> restrict </text:span><text:span text:style-name="T273">your</text:span><text:span text:style-name="T291">self</text:span><text:span text:style-name="T278">—</text:span><text:span text:style-name="T279">e.g. nurture only with</text:span><text:span text:style-name="T368"> </text:span><text:span text:style-name="T369">feng shui;</text:span><text:span text:style-name="T370"> </text:span><text:span text:style-name="T373">research only beetles.</text:span></text:p>
      <text:p text:style-name="P35"/>
      <text:p text:style-name="P33"><text:span text:style-name="T377">○ </text:span><text:span text:style-name="T384">Operation</text:span><text:span text:style-name="T378"> </text:span><text:span text:style-name="T377">○ ○ ○</text:span><text:span text:style-name="T379"> ►</text:span><text:span text:style-name="T263"> </text:span><text:span text:style-name="T292">R</text:span><text:span text:style-name="T276">un</text:span><text:span text:style-name="T281">ning</text:span><text:span text:style-name="T276">, pilot</text:span><text:span text:style-name="T281">ing</text:span><text:span text:style-name="T276">, or command</text:span><text:span text:style-name="T281">ing</text:span><text:span text:style-name="T276"> subtle or intricate </text:span><text:span text:style-name="T283">mechanisms</text:span><text:span text:style-name="T276"> to reap maximum performance.</text:span></text:p>
      <text:p text:style-name="P31"/>
      <text:p text:style-name="P32"><text:span text:style-name="T1">○ </text:span><text:span text:style-name="T3">Administration </text:span><text:span text:style-name="T1">○ ○ ○</text:span><text:span text:style-name="T2"> ►</text:span><text:span text:style-name="T392"> Wrangling and managing minutiae—nothing slips through the cracks.</text:span></text:p>
      <text:p text:style-name="P69"/>
      <text:p text:style-name="P25"><text:span text:style-name="T96">○ </text:span><text:span text:style-name="T98">Nurturing</text:span><text:span text:style-name="T99"> </text:span><text:span text:style-name="T96">○ ○ ○ ►</text:span><text:span text:style-name="T100"> </text:span><text:span text:style-name="T130">P</text:span><text:span text:style-name="T112">rovid</text:span><text:span text:style-name="T117">ing</text:span><text:span text:style-name="T112"> just the right</text:span><text:span text:style-name="T111"> </text:span><text:span text:style-name="T115">encouragement, </text:span><text:span text:style-name="T111">support, </text:span><text:span text:style-name="T131">shelter</text:span><text:span text:style-name="T111">, or kick in the ass.</text:span></text:p>
      <text:p text:style-name="P18"/>
      <text:p text:style-name="P33"><text:span text:style-name="T379">○ </text:span><text:span text:style-name="T383">Fighting</text:span><text:span text:style-name="T378"> </text:span><text:span text:style-name="T379">○ ○ ○ ►</text:span><text:span text:style-name="T264"> </text:span><text:span text:style-name="T293">C</text:span><text:span text:style-name="T288">oordinating, </text:span><text:span text:style-name="T287">applying, and resisting purposeful </text:span><text:span text:style-name="T289">violence or force with </text:span><text:span text:style-name="T290">scary familiarity.</text:span></text:p>
      <text:p text:style-name="P19"/>
      <text:p text:style-name="P33"><text:span text:style-name="T379">○ </text:span><text:span text:style-name="T380">Athletics</text:span><text:span text:style-name="T378"> </text:span><text:span text:style-name="T379">○ ○ ○ ►</text:span><text:span text:style-name="T264"> </text:span><text:span text:style-name="T293">P</text:span><text:span text:style-name="T265">ush</text:span><text:span text:style-name="T282">ing</text:span><text:span text:style-name="T265"> yourself to the limit as you exert your body.</text:span></text:p>
      <text:p text:style-name="P34"/>
      <text:p text:style-name="P37"><text:span text:style-name="T379">○ </text:span><text:span text:style-name="T381">Research </text:span><text:span text:style-name="T379">○ ○ ○ ►</text:span><text:span text:style-name="T248"> </text:span><text:span text:style-name="T262">D</text:span><text:span text:style-name="T252">iscover</text:span><text:span text:style-name="T254">ing</text:span><text:span text:style-name="T252">, </text:span><text:span text:style-name="T251">examin</text:span><text:span text:style-name="T254">ing</text:span><text:span text:style-name="T250">, </text:span><text:span text:style-name="T251">and analyz</text:span><text:span text:style-name="T254">ing</text:span><text:span text:style-name="T251"> </text:span><text:span text:style-name="T250">knowledge </text:span><text:span text:style-name="T253">that others would overlook.</text:span></text:p>
      <text:p text:style-name="P20"/>
      <text:p text:style-name="P13"><text:span text:style-name="T264">○ </text:span><text:span text:style-name="T277">Engineering</text:span><text:span text:style-name="T266"> </text:span><text:span text:style-name="T264">○ ○ ○ ►</text:span><text:span text:style-name="T248"> </text:span><text:span text:style-name="T262">A</text:span><text:span text:style-name="T311">pply</text:span><text:span text:style-name="T313">ing</text:span><text:span text:style-name="T311"> knowledge and artifice to synthesize </text:span><text:span text:style-name="T336">novel</text:span><text:span text:style-name="T314"> </text:span><text:span text:style-name="T311">techniques </text:span><text:span text:style-name="T312">and</text:span><text:span text:style-name="T311"> artifacts.</text:span></text:p>
      <text:p text:style-name="P57"/>
      <text:p text:style-name="P14"><text:span text:style-name="T362">○ </text:span><text:span text:style-name="T371">Relations</text:span><text:span text:style-name="T363"> </text:span><text:span text:style-name="T362">○ ○ ○ ►</text:span><text:span text:style-name="T296"> </text:span><text:span text:style-name="T358">M</text:span><text:span text:style-name="T343">anipulating</text:span><text:span text:style-name="T306">,</text:span><text:span text:style-name="T315"> </text:span><text:span text:style-name="T317">negotiating, </text:span><text:span text:style-name="T342">or navigating</text:span><text:span text:style-name="T306"> </text:span><text:span text:style-name="T344">some kind of relationship</text:span><text:span text:style-name="T308"> </text:span><text:span text:style-name="T306">with </text:span><text:span text:style-name="T347">deep </text:span><text:span text:style-name="T345">empathy</text:span><text:span text:style-name="T309"> </text:span><text:span text:style-name="T306">and </text:span><text:span text:style-name="T346">insight</text:span><text:span text:style-name="T306">—</text:span><text:span text:style-name="T329">we</text:span><text:span text:style-name="T328"> get it, you fuck.</text:span></text:p>
      <text:p text:style-name="P57"/>
      <text:p text:style-name="P12"><text:span text:style-name="T362">○ </text:span><text:span text:style-name="T366">Shady Shit </text:span><text:span text:style-name="T362">○ ○ ○ ►</text:span><text:span text:style-name="T296"> </text:span><text:span text:style-name="T358">P</text:span><text:span text:style-name="T302">ractic</text:span><text:span text:style-name="T315">ing</text:span><text:span text:style-name="T302"> the </text:span><text:span text:style-name="T317">secret</text:span><text:span text:style-name="T310"> </text:span><text:span text:style-name="T302">tricks of the trade for those who </text:span><text:span text:style-name="T303">lurk </text:span><text:span text:style-name="T307">beyond the edge of polite society</text:span><text:span text:style-name="T302">.</text:span></text:p>
      <text:p text:style-name="P58"/>
      <text:p text:style-name="P15"><text:span text:style-name="T362">○ </text:span><text:span text:style-name="T375">🗣</text:span><text:span text:style-name="T367">Spooky </text:span><text:span text:style-name="T366">Shit </text:span><text:span text:style-name="T362">○ ○ ○ ►</text:span><text:span text:style-name="T296"> </text:span><text:span text:style-name="T358">I</text:span><text:span text:style-name="T316">nteracting with the weird, esoteric, and uncanny on its own terms—</text:span><text:span text:style-name="T359">or at least you think so.</text:span></text:p>
      <text:p text:style-name="P59"/>
      <text:p text:style-name="P17"><text:span text:style-name="T362">○ </text:span><text:span text:style-name="T375">🗣</text:span><text:span text:style-name="T372">Profession</text:span><text:span text:style-name="T374">al Skills</text:span><text:span text:style-name="T363"> </text:span><text:span text:style-name="T362">○ ○ ○ ►</text:span><text:span text:style-name="T296"> </text:span><text:span text:style-name="T358">A</text:span><text:span text:style-name="T330">pplying </text:span><text:span text:style-name="T332">the </text:span><text:span text:style-name="T353">educated</text:span><text:span text:style-name="T335">, </text:span><text:span text:style-name="T351">practiced, or </text:span><text:span text:style-name="T354">specialized</text:span><text:span text:style-name="T335"> </text:span><text:span text:style-name="T331">knowledge and skills </text:span><text:span text:style-name="T332">of </text:span><text:span text:style-name="T351">your</text:span><text:span text:style-name="T334"> </text:span><text:span text:style-name="T356">trade or </text:span><text:span text:style-name="T355">p</text:span><text:span text:style-name="T351">rofession</text:span><text:span text:style-name="T333">.</text:span></text:p>
      <text:p text:style-name="P60"/>
      <text:h text:style-name="P107" text:outline-level="1"><text:span text:style-name="T426">Story</text:span> Moves</text:h>
      <text:p text:style-name="P38"><text:span text:style-name="T296">“</text:span><text:span text:style-name="T337">Someone” means </text:span><text:span text:style-name="T341">a person or </text:span><text:span text:style-name="T337">anything animate. “</text:span><text:span text:style-name="T339">Something” means </text:span><text:span text:style-name="T348">anything</text:span><text:span text:style-name="T340"> </text:span><text:span text:style-name="T339">inanimate.</text:span></text:p>
      <text:p text:style-name="P61"/>
      <text:p text:style-name="P78"><text:span text:style-name="T389">Fuck ‘em up</text:span><text:span text:style-name="T382"> ►</text:span><text:span text:style-name="T255"> </text:span><text:span text:style-name="T256">You want </text:span><text:span text:style-name="T261">someone</text:span><text:span text:style-name="T260"> to </text:span><text:span text:style-name="T388">⌞</text:span><text:span text:style-name="T387">take harm⌝</text:span><text:span text:style-name="T322"> </text:span><text:span text:style-name="T327">and maybe die</text:span><text:span text:style-name="T256">, </text:span><text:span text:style-name="T257">so y</text:span><text:span text:style-name="T249">ou </text:span><text:span text:style-name="T259">make</text:span><text:span text:style-name="T258"> it happen.</text:span></text:p>
      <text:p text:style-name="P62"/>
      <text:p text:style-name="P48"><text:span text:style-name="T390">Compel compliance</text:span><text:span text:style-name="T376"> ► </text:span><text:span text:style-name="T318">You want </text:span><text:span text:style-name="T338">someone</text:span><text:span text:style-name="T318"> </text:span><text:span text:style-name="T323">to </text:span><text:span text:style-name="T318">do </text:span><text:span text:style-name="T326">your will</text:span><text:span text:style-name="T318">, so you </text:span><text:span text:style-name="T325">direct, </text:span><text:span text:style-name="T324">entice, </text:span><text:span text:style-name="T319">coerce, </text:span><text:span text:style-name="T320">or force </text:span><text:span text:style-name="T321">them</text:span><text:span text:style-name="T318">.</text:span></text:p>
      <text:p text:style-name="P22"/>
      <text:p text:style-name="P47"><text:span text:style-name="T91">Make it chooch</text:span><text:span text:style-name="T97"> ►</text:span><text:span text:style-name="T101"> </text:span><text:span text:style-name="T119">You want a </text:span><text:span text:style-name="T114">broken, </text:span><text:span text:style-name="T116">unreliable,</text:span><text:span text:style-name="T114"> </text:span><text:span text:style-name="T113">or unfamiliar </text:span><text:span text:style-name="T125">mechanism or </text:span><text:span text:style-name="T101">artifact </text:span><text:span text:style-name="T121">to</text:span><text:span text:style-name="T101"> do </text:span><text:span text:style-name="T119">something useful</text:span><text:span text:style-name="T101">, </text:span><text:span text:style-name="T119">so you </text:span><text:span text:style-name="T122">roll up your sleeves </text:span><text:span text:style-name="T124">and</text:span><text:span text:style-name="T122"> </text:span><text:span text:style-name="T119">get to </text:span><text:span text:style-name="T120">work</text:span><text:span text:style-name="T123">.</text:span></text:p>
      <text:p text:style-name="P22"/>
      <text:p text:style-name="P26"><text:span text:style-name="T88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63"/>
      <text:p text:style-name="P74"><text:span text:style-name="T92">Get out the way</text:span> ►<text:span text:style-name="T4"> </text:span><text:span text:style-name="T51">You don’t want to </text:span><text:span text:style-name="T85">⌞</text:span><text:span text:style-name="T84">take harm⌝</text:span><text:span text:style-name="T118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23"/>
      <text:p text:style-name="P29"><text:span text:style-name="T93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3"/>
      <text:p text:style-name="P75"><text:span text:style-name="T88">Medic!</text:span> ►<text:span text:style-name="T4"> </text:span><text:span text:style-name="T126">You want to stabilize </text:span><text:span text:style-name="T127">or improve </text:span><text:span text:style-name="T126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64"/>
      <text:p text:style-name="P24"><text:span text:style-name="T88">Scope </text:span><text:span text:style-name="T94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24"/>
      <text:p text:style-name="P27"><text:span text:style-name="T88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21"/>
      <text:p text:style-name="P28"><text:span text:style-name="T95">Schmooze ‘em</text:span><text:span text:style-name="T393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45"/>
      <text:p text:style-name="P46"><text:span text:style-name="T88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44"/>
      <text:p text:style-name="P50"><text:span text:style-name="T146">Go dark</text:span><text:span text:style-name="T218"> ►</text:span><text:span text:style-name="T219"> </text:span><text:span text:style-name="T223">You want to avoid the consequences of discovery or detection, </text:span><text:span text:style-name="T224">so you take precautions or </text:span><text:span text:style-name="T225">special </text:span><text:span text:style-name="T224">care.</text:span></text:p>
      <text:h text:style-name="P108" text:outline-level="1"><text:span text:style-name="T428">Common </text:span>Moves</text:h>
      <text:p text:style-name="P84"><text:span text:style-name="T88">Resist consequences</text:span> ►<text:span text:style-name="T4"> </text:span><text:span text:style-name="T71">If y</text:span><text:span text:style-name="T148">ou don’t like the consequences or complications the GM </text:span><text:span text:style-name="T188">describes</text:span><text:span text:style-name="T148"> </text:span><text:span text:style-name="T154">when you </text:span><text:span text:style-name="T183">get</text:span><text:span text:style-name="T148"> </text:span><text:span text:style-name="T198">🡖🡓</text:span><text:span text:style-name="T149"> </text:span><text:span text:style-name="T161">on a </text:span><text:span text:style-name="T189">⌞</text:span><text:span text:style-name="T161">story move⌝,</text:span><text:span text:style-name="T149"> </text:span><text:span text:style-name="T150">speak up and </text:span><text:span text:style-name="T195">s</text:span><text:span text:style-name="T194">pend 1 Resist</text:span><text:span text:style-name="T160"> to </text:span><text:span text:style-name="T151">insist they invent something less drastic </text:span><text:span text:style-name="T152">instead. </text:span><text:span text:style-name="T153">This isn’t the same as </text:span><text:span text:style-name="T189">⌞</text:span><text:span text:style-name="T144">dispute fiction⌝</text:span><text:span text:style-name="T153">; resist consequences whenever you think it’s </text:span><text:span text:style-name="T156">advantageous</text:span><text:span text:style-name="T153"> </text:span><text:span text:style-name="T155">in-game.</text:span></text:p>
      <text:p text:style-name="P3"/>
      <text:p text:style-name="P85"><text:span text:style-name="T89">Buy </text:span><text:span text:style-name="T88">Resist</text:span> ►<text:span text:style-name="T4"> </text:span><text:span text:style-name="T80">Any time you make a </text:span><text:span text:style-name="T189">⌞</text:span><text:span text:style-name="T128">story move⌝ and</text:span><text:span text:style-name="T80"> </text:span><text:span text:style-name="T240">🡕</text:span><text:span text:style-name="T198">🡒</text:span><text:span text:style-name="T149">, </text:span><text:span text:style-name="T162">you </text:span><text:span text:style-name="T163">can </text:span><text:span text:style-name="T162">announce that you wish to convert it to </text:span><text:span text:style-name="T198">🡖</text:span><text:span text:style-name="T149"> </text:span><text:span text:style-name="T162">and restore 1 Resist.</text:span></text:p>
      <text:p text:style-name="P65"/>
      <text:p text:style-name="P103"><text:span text:style-name="T145">Lead the group</text:span><text:span text:style-name="T395"> ► </text:span><text:span text:style-name="T133">Spend 1 Resist. </text:span><text:span text:style-name="T412">Y</text:span><text:span text:style-name="T411">ou lead </text:span><text:span text:style-name="T413">others </text:span><text:span text:style-name="T411">in a </text:span><text:span text:style-name="T211">⌞</text:span><text:span text:style-name="T133">story move⌝ </text:span><text:span text:style-name="T135">where you’ll succeed or fail as a group</text:span><text:span text:style-name="T133">. </text:span><text:span text:style-name="T134">You r</text:span><text:span text:style-name="T133">oll the move as normal</text:span><text:span text:style-name="T140"> </text:span><text:span text:style-name="T134">and everyone canonically shares your result</text:span><text:span text:style-name="T133">. </text:span><text:span text:style-name="T139">Before you continue the story, use your result from the story move below:</text:span></text:p>
      <text:p text:style-name="P70"/>
      <text:p text:style-name="P105"><text:span text:style-name="T216">🡕</text:span><text:span text:style-name="T214"> You restore 1 Resist </text:span><text:span text:style-name="T215">and continue the story.</text:span></text:p>
      <text:p text:style-name="P106"><text:span text:style-name="T216">🡒🡖</text:span><text:span text:style-name="T206"> </text:span><text:span text:style-name="T212">E</text:span><text:span text:style-name="T201">veryone else rolls the same story move. </text:span><text:span text:style-name="T202">T</text:span><text:span text:style-name="T201">hey are free to describe </text:span><text:span text:style-name="T202">their actions </text:span><text:span text:style-name="T201">individually, </text:span><text:span text:style-name="T203">along with </text:span><text:span text:style-name="T201">what </text:span><text:span text:style-name="T210">aptitudes</text:span><text:span text:style-name="T201"> they’re </text:span><text:span text:style-name="T210">exercising</text:span><text:span text:style-name="T201">. </text:span><text:span text:style-name="T205">Their results don’t change the </text:span><text:span text:style-name="T213">story</text:span><text:span text:style-name="T205">, but i</text:span><text:span text:style-name="T201">f everyone </text:span><text:span text:style-name="T216">🡕🡒🡖</text:span><text:span text:style-name="T247">,</text:span><text:span text:style-name="T199"> </text:span><text:span text:style-name="T201">you </text:span><text:span text:style-name="T204">restore</text:span><text:span text:style-name="T201"> 1 Resist.</text:span></text:p>
      <text:p text:style-name="P3"/>
      <text:p text:style-name="P3"/>
      <text:p text:style-name="P104"><text:span text:style-name="T88">Take harm</text:span> ► <text:span text:style-name="T81">You take </text:span><text:span text:style-name="T189">⌞</text:span><text:span text:style-name="T129">harm</text:span><text:span text:style-name="T166">⌝</text:span><text:span text:style-name="T81"> when you’re injured or hurt in some way (or if a move says so). </text:span><text:span text:style-name="T164">Unless a move says specifically how much harm </text:span><text:span text:style-name="T167">you take</text:span><text:span text:style-name="T164">, </text:span><text:span text:style-name="T165">use the </text:span><text:span text:style-name="T191">harm scale </text:span><text:span text:style-name="T166">in the Meta playbook.</text:span></text:p>
      <text:p text:style-name="P66"/>
      <text:p text:style-name="P9"><text:span text:style-name="T166">W</text:span><text:span text:style-name="T147">hen you take harm, </text:span><text:span text:style-name="T173">take these steps:</text:span></text:p>
      <text:p text:style-name="P67"/>
      <text:list xml:id="list3092255436" text:style-name="L1">
        <text:list-item>
          <text:p text:style-name="P90"><text:span text:style-name="T147">Make any moves you </text:span><text:span text:style-name="T217">can</text:span><text:span text:style-name="T147"> make.</text:span></text:p>
        </text:list-item>
        <text:list-item>
          <text:p text:style-name="P91"><text:span text:style-name="T147">Make any moves you </text:span><text:span text:style-name="T217">must</text:span><text:span text:style-name="T147"> make.</text:span></text:p>
        </text:list-item>
        <text:list-item>
          <text:p text:style-name="P96"><text:span text:style-name="T173">Decide </text:span><text:span text:style-name="T174">if you have ⌞armor⌝ that </text:span><text:span text:style-name="T175">applies</text:span><text:span text:style-name="T174">.</text:span></text:p>
        </text:list-item>
        <text:list-item>
          <text:p text:style-name="P92"><text:span text:style-name="T169">If </text:span><text:span text:style-name="T176">now </text:span><text:span text:style-name="T186">you take harm</text:span><text:span text:style-name="T177"> </text:span><text:span text:style-name="T169">≤ 0, </text:span><text:span text:style-name="T170">this move is over. </text:span><text:span text:style-name="T178">Otherwise continue.</text:span></text:p>
        </text:list-item>
        <text:list-item>
          <text:p text:style-name="P93"><text:span text:style-name="T170">T</text:span><text:span text:style-name="T147">ell the GM how much harm you’re taking. They’ll roll </text:span><text:span text:style-name="T185">some dice </text:span><text:span text:style-name="T147">and </text:span><text:span text:style-name="T179">say </text:span><text:span text:style-name="T147">if </text:span><text:span text:style-name="T180">anything changes.</text:span></text:p>
        </text:list-item>
        <text:list-item>
          <text:p text:style-name="P97">Write down any status you may have gotten.</text:p>
        </text:list-item>
        <text:list-item>
          <text:p text:style-name="P97">Lose 1 health for each harm.</text:p>
        </text:list-item>
        <text:list-item>
          <text:p text:style-name="P94"><text:span text:style-name="T147">If you have 0 health, ⌞</text:span><text:span text:style-name="T143">you die⌝</text:span><text:span text:style-name="T147"> </text:span><text:span text:style-name="T182">and this </text:span><text:span text:style-name="T181">move is over.</text:span></text:p>
        </text:list-item>
        <text:list-item>
          <text:p text:style-name="P95"><text:span text:style-name="T147">Make any moves you </text:span><text:span text:style-name="T217">must</text:span><text:span text:style-name="T147"> make when you lose health (vs take harm).</text:span></text:p>
        </text:list-item>
      </text:list>
      <text:p text:style-name="P71"/>
      <text:p text:style-name="P81"><text:span text:style-name="T196">A</text:span><text:span text:style-name="T193">rmor ►</text:span><text:span text:style-name="T147"> Armor is </text:span><text:span text:style-name="T168">worn</text:span><text:span text:style-name="T147"> to protect you from </text:span><text:span text:style-name="T189">⌞</text:span><text:span text:style-name="T147">harm⌝. </text:span><text:span text:style-name="T168">Armor has a rating in the range 1-3. </text:span><text:span text:style-name="T172">If it would make sense for your armor to protect you from the kind of harm you’re taking, reduce the harm by the armor’s rating.</text:span></text:p>
      <text:p text:style-name="P72"/>
      <text:p text:style-name="P43"><text:span text:style-name="T169">When determining the rating of armor, look at the </text:span><text:span text:style-name="T190">harm </text:span><text:span text:style-name="T169">scale and decide what </text:span><text:span text:style-name="T187">severity</text:span><text:span text:style-name="T171"> </text:span><text:span text:style-name="T169">of injury the armor would protect you from.</text:span></text:p>
      <text:p text:style-name="P49"/>
      <text:p text:style-name="P86"><text:span text:style-name="T88">You die</text:span> ► <text:span text:style-name="T4">You’ve lost your last </text:span><text:span text:style-name="T189">⌞</text:span><text:span text:style-name="T4">health⌝ or a move says </text:span><text:span text:style-name="T110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40"/>
      <text:p text:style-name="P88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1">⌞</text:span><text:span text:style-name="T4">status⌝ of the GM’s choice. </text:span><text:span text:style-name="T16">Explain what happened </text:span><text:span text:style-name="T18">to the group.</text:span></text:p>
      <text:p text:style-name="P55"/>
      <text:p text:style-name="P4"/>
      <text:p text:style-name="P51"><text:span text:style-name="T90">Earn </text:span><text:span text:style-name="T88">XP</text:span> ►<text:span text:style-name="T4"> </text:span><text:span text:style-name="T26">When you finish a play session</text:span><text:span text:style-name="T396">, </text:span><text:span text:style-name="T397">it’s time to </text:span><text:span text:style-name="T405">decide</text:span><text:span text:style-name="T397"> what ⌞XP⌝ you’ve earned</text:span><text:span text:style-name="T403">. </text:span><text:span text:style-name="T397">Talk as a group about this: maybe they remember something you forgot. </text:span><text:span text:style-name="T398">Ultimately, though, it’s up to you.</text:span></text:p>
      <text:p text:style-name="P79"/>
      <text:p text:style-name="P6"><text:span text:style-name="T398">Y</text:span><text:span text:style-name="T395">ou get 1 XP for each item </text:span><text:span text:style-name="T408">below that</text:span><text:span text:style-name="T395"> you </text:span><text:span text:style-name="T404">(not the GM) </text:span><text:span text:style-name="T395">think is true for this play session. </text:span><text:span text:style-name="T409">Y</text:span><text:span text:style-name="T408">ou can only take </text:span><text:span text:style-name="T409">each item </text:span><text:span text:style-name="T408">once, even if you did the thing multiple times in the session.</text:span></text:p>
      <text:p text:style-name="P80"/>
      <text:list xml:id="list2933924489" text:style-name="L2">
        <text:list-item>
          <text:p text:style-name="P102"><text:span text:style-name="T414">A</text:span><text:span text:style-name="T395">t no point did </text:span><text:span text:style-name="T87">⌞you die⌝</text:span><text:span text:style-name="T132">.</text:span></text:p>
        </text:list-item>
        <text:list-item>
          <text:p text:style-name="P98"><text:span text:style-name="T414">Y</text:span><text:span text:style-name="T395">ou made a particularly badass </text:span><text:span text:style-name="T417">or clutch</text:span><text:span text:style-name="T395"> </text:span><text:span text:style-name="T132">⌞</text:span><text:span text:style-name="T137">story move⌝</text:span><text:span text:style-name="T395"> that </text:span><text:span text:style-name="T402">reinforced your</text:span><text:span text:style-name="T399"> Concept.</text:span></text:p>
        </text:list-item>
        <text:list-item>
          <text:p text:style-name="P99"><text:span text:style-name="T414">Y</text:span><text:span text:style-name="T395">ou </text:span><text:span text:style-name="T401">suffered</text:span><text:span text:style-name="T395"> a particularly painful (or hilarious) blunder </text:span><text:span text:style-name="T406">as a result of</text:span><text:span text:style-name="T395"> </text:span><text:span text:style-name="T400">playing to your Concept—</text:span><text:span text:style-name="T415">this </text:span><text:span text:style-name="T141">doesn’t</text:span><text:span text:style-name="T415"> have to be a </text:span><text:span text:style-name="T416">failed roll.</text:span></text:p>
        </text:list-item>
        <text:list-item>
          <text:p text:style-name="P100"><text:span text:style-name="T414">Y</text:span><text:span text:style-name="T395">ou </text:span><text:span text:style-name="T407">made </text:span><text:span text:style-name="T424">a </text:span><text:span text:style-name="T138">⌞</text:span><text:span text:style-name="T136">story move⌝ </text:span><text:span text:style-name="T407">to pursue</text:span><text:span text:style-name="T395"> </text:span><text:span text:style-name="T410">a </text:span><text:span text:style-name="T395">Drive.</text:span></text:p>
        </text:list-item>
        <text:list-item>
          <text:p text:style-name="P101"><text:span text:style-name="T395">You offer the GM </text:span><text:span text:style-name="T420">honest-</text:span><text:span text:style-name="T419">but-</text:span><text:span text:style-name="T421">g</text:span><text:span text:style-name="T395">entle constructive </text:span><text:span text:style-name="T423">feedback </text:span><text:span text:style-name="T395">when the</text:span><text:span text:style-name="T418">y do </text:span><text:span text:style-name="T422">GM </text:span><text:span text:style-name="T395">XP.</text:span></text:p>
        </text:list-item>
      </text:list>
      <text:p text:style-name="P5"/>
      <text:p text:style-name="P87"><text:span text:style-name="T90">Level up</text:span><text:span text:style-name="T425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0">ill </text:span><text:span text:style-name="T233">a </text:span><text:span text:style-name="T221">○ </text:span><text:span text:style-name="T226">in your playbook—</text:span><text:span text:style-name="T229">y</text:span><text:span text:style-name="T222">ou must fulfill all other criteria to buy the item.</text:span><text:span text:style-name="T184"> </text:span><text:span text:style-name="T197">🗣 </text:span><text:span text:style-name="T237">Instead</text:span><text:span text:style-name="T227"> of </text:span><text:span text:style-name="T231">buy</text:span><text:span text:style-name="T232">ing </text:span><text:span text:style-name="T228">a </text:span><text:span text:style-name="T221">○</text:span><text:span text:style-name="T227">, </text:span><text:span text:style-name="T230">the GM </text:span><text:span text:style-name="T234">might let you buy </text:span><text:span text:style-name="T235">or remove a permanent </text:span><text:span text:style-name="T211">⌞</text:span><text:span text:style-name="T235">status⌝</text:span><text:span text:style-name="T236">. </text:span><text:span text:style-name="T239">You </text:span><text:span text:style-name="T238">probably </text:span><text:span text:style-name="T239">can’t </text:span><text:span text:style-name="T238">buy a </text:span><text:span text:style-name="T200">△, </text:span><text:span text:style-name="T207">but you could ask </text:span><text:span text:style-name="T208">anyway.</text:span>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28T18:30:30.890082958</dc:date>
    <meta:editing-duration>P10DT8H41M28S</meta:editing-duration>
    <meta:editing-cycles>3408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1" meta:word-count="1414" meta:character-count="7577" meta:non-whitespace-character-count="6250"/>
  </office:meta>
</office:document-meta>
</file>